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9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</office:automatic-styles>
  <office:body>
    <office:spreadsheet>
      <table:table table:name="North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office:value-type="float" office:value="-0.28" calcext:value-type="float">
            <text:p>-0.28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016666667" calcext:value-type="float">
            <text:p>0.016666667</text:p>
          </table:table-cell>
          <table:table-cell table:style-name="ce4" office:value-type="float" office:value="0.313333333" calcext:value-type="float">
            <text:p>0.313333333</text:p>
          </table:table-cell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28]; &quot;&quot;)" office:value-type="float" office:value="-0.08" calcext:value-type="float">
            <text:p>-0.08</text:p>
          </table:table-cell>
          <table:table-cell table:formula="of:=IF([.D2]&lt;&gt;&quot;&quot;; [.D2]-[.D28]; &quot;&quot;)" office:value-type="float" office:value="0" calcext:value-type="float">
            <text:p>0</text:p>
          </table:table-cell>
          <table:table-cell table:formula="of:=IF([.E2]&lt;&gt;&quot;&quot;; [.E2]-[.E28]; &quot;&quot;)" office:value-type="float" office:value="-0.003333333" calcext:value-type="float">
            <text:p>-0.003333333</text:p>
          </table:table-cell>
          <table:table-cell table:formula="of:=IF([.F2]&lt;&gt;&quot;&quot;; [.F2]-[.F28]; &quot;&quot;)" office:value-type="float" office:value="0.00333333299999999" calcext:value-type="float">
            <text:p>0.00333333299999999</text:p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-0.08" calcext:value-type="float">
            <text:p>-0.080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style-name="ce5" office:value-type="float" office:value="-0.23" calcext:value-type="float">
            <text:p>-0.23</text:p>
          </table:table-cell>
          <table:table-cell table:style-name="ce5" office:value-type="float" office:value="0.17" calcext:value-type="float">
            <text:p>0.17</text:p>
          </table:table-cell>
          <table:table-cell table:style-name="ce5"/>
          <table:table-cell table:style-name="ce5" office:value-type="float" office:value="0.313333333" calcext:value-type="float">
            <text:p>0.313333333</text:p>
          </table:table-cell>
          <table:table-cell/>
          <table:table-cell table:style-name="ce7" office:value-type="string" calcext:value-type="string">
            <text:p>F_006_Chonky</text:p>
          </table:table-cell>
          <table:table-cell table:formula="of:=IF([.C3]&lt;&gt;&quot;&quot;; [.C3]-[.C29]; &quot;&quot;)" office:value-type="float" office:value="-0.08" calcext:value-type="float">
            <text:p>-0.08</text:p>
          </table:table-cell>
          <table:table-cell table:formula="of:=IF([.D3]&lt;&gt;&quot;&quot;; [.D3]-[.D29]; &quot;&quot;)" office:value-type="float" office:value="0" calcext:value-type="float">
            <text:p>0</text:p>
          </table:table-cell>
          <table:table-cell table:formula="of:=IF([.E3]&lt;&gt;&quot;&quot;; [.E3]-[.E29]; &quot;&quot;)">
            <text:p/>
          </table:table-cell>
          <table:table-cell table:formula="of:=IF([.F3]&lt;&gt;&quot;&quot;; [.F3]-[.F29]; &quot;&quot;)" office:value-type="float" office:value="0.00333333299999999" calcext:value-type="float">
            <text:p>0.00333333299999999</text:p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office:value-type="float" office:value="-0.16" calcext:value-type="float">
            <text:p>-0.16</text:p>
          </table:table-cell>
          <table:table-cell table:style-name="ce6" office:value-type="float" office:value="0.18" calcext:value-type="float">
            <text:p>0.18</text:p>
          </table:table-cell>
          <table:table-cell table:style-name="ce6"/>
          <table:table-cell table:style-name="ce6" office:value-type="float" office:value="0.283333333" calcext:value-type="float">
            <text:p>0.283333333</text:p>
          </table:table-cell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30]; &quot;&quot;)" office:value-type="float" office:value="-0.08" calcext:value-type="float">
            <text:p>-0.08</text:p>
          </table:table-cell>
          <table:table-cell table:formula="of:=IF([.D4]&lt;&gt;&quot;&quot;; [.D4]-[.D30]; &quot;&quot;)" office:value-type="float" office:value="0" calcext:value-type="float">
            <text:p>0</text:p>
          </table:table-cell>
          <table:table-cell table:formula="of:=IF([.E4]&lt;&gt;&quot;&quot;; [.E4]-[.E30]; &quot;&quot;)">
            <text:p/>
          </table:table-cell>
          <table:table-cell table:formula="of:=IF([.F4]&lt;&gt;&quot;&quot;; [.F4]-[.F30]; &quot;&quot;)" office:value-type="float" office:value="0.00333333299999999" calcext:value-type="float">
            <text:p>0.00333333299999999</text:p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-0.003333333" calcext:value-type="float">
            <text:p>-0.003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style-name="ce5"/>
          <table:table-cell table:style-name="ce5" office:value-type="float" office:value="0.23" calcext:value-type="float">
            <text:p>0.23</text:p>
          </table:table-cell>
          <table:table-cell table:style-name="ce5"/>
          <table:table-cell table:style-name="ce5" office:value-type="float" office:value="0.303333333" calcext:value-type="float">
            <text:p>0.303333333</text:p>
          </table:table-cell>
          <table:table-cell/>
          <table:table-cell table:style-name="ce7" office:value-type="string" calcext:value-type="string">
            <text:p>F_020_Corpulent</text:p>
          </table:table-cell>
          <table:table-cell table:formula="of:=IF([.C5]&lt;&gt;&quot;&quot;; [.C5]-[.C31]; &quot;&quot;)">
            <text:p/>
          </table:table-cell>
          <table:table-cell table:formula="of:=IF([.D5]&lt;&gt;&quot;&quot;; [.D5]-[.D31]; &quot;&quot;)" office:value-type="float" office:value="0" calcext:value-type="float">
            <text:p>0</text:p>
          </table:table-cell>
          <table:table-cell table:formula="of:=IF([.E5]&lt;&gt;&quot;&quot;; [.E5]-[.E31]; &quot;&quot;)">
            <text:p/>
          </table:table-cell>
          <table:table-cell table:formula="of:=IF([.F5]&lt;&gt;&quot;&quot;; [.F5]-[.F31]; &quot;&quot;)" office:value-type="float" office:value="0.00333333299999999" calcext:value-type="float">
            <text:p>0.00333333299999999</text:p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0.00333333299999999" calcext:value-type="float">
            <text:p>0.003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/>
          <table:table-cell table:style-name="ce6" office:value-type="float" office:value="0.363333333" calcext:value-type="float">
            <text:p>0.363333333</text:p>
          </table:table-cell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32]; &quot;&quot;)">
            <text:p/>
          </table:table-cell>
          <table:table-cell table:formula="of:=IF([.D6]&lt;&gt;&quot;&quot;; [.D6]-[.D32]; &quot;&quot;)" office:value-type="float" office:value="0" calcext:value-type="float">
            <text:p>0</text:p>
          </table:table-cell>
          <table:table-cell table:formula="of:=IF([.E6]&lt;&gt;&quot;&quot;; [.E6]-[.E32]; &quot;&quot;)">
            <text:p/>
          </table:table-cell>
          <table:table-cell table:formula="of:=IF([.F6]&lt;&gt;&quot;&quot;; [.F6]-[.F32]; &quot;&quot;)" office:value-type="float" office:value="0.00333333299999999" calcext:value-type="float">
            <text:p>0.003333332999999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style-name="ce5"/>
          <table:table-cell table:style-name="ce5" office:value-type="float" office:value="0.41" calcext:value-type="float">
            <text:p>0.41</text:p>
          </table:table-cell>
          <table:table-cell table:style-name="ce5"/>
          <table:table-cell table:style-name="ce5" office:value-type="float" office:value="0.373333333" calcext:value-type="float">
            <text:p>0.373333333</text:p>
          </table:table-cell>
          <table:table-cell/>
          <table:table-cell table:style-name="ce7" office:value-type="string" calcext:value-type="string">
            <text:p>F_040_Obese</text:p>
          </table:table-cell>
          <table:table-cell table:formula="of:=IF([.C7]&lt;&gt;&quot;&quot;; [.C7]-[.C33]; &quot;&quot;)">
            <text:p/>
          </table:table-cell>
          <table:table-cell table:formula="of:=IF([.D7]&lt;&gt;&quot;&quot;; [.D7]-[.D33]; &quot;&quot;)" office:value-type="float" office:value="0" calcext:value-type="float">
            <text:p>0</text:p>
          </table:table-cell>
          <table:table-cell table:formula="of:=IF([.E7]&lt;&gt;&quot;&quot;; [.E7]-[.E33]; &quot;&quot;)">
            <text:p/>
          </table:table-cell>
          <table:table-cell table:formula="of:=IF([.F7]&lt;&gt;&quot;&quot;; [.F7]-[.F33]; &quot;&quot;)" office:value-type="float" office:value="0.00333333299999999" calcext:value-type="float">
            <text:p>0.003333332999999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34]; &quot;&quot;)">
            <text:p/>
          </table:table-cell>
          <table:table-cell table:formula="of:=IF([.D8]&lt;&gt;&quot;&quot;; [.D8]-[.D34]; &quot;&quot;)">
            <text:p/>
          </table:table-cell>
          <table:table-cell table:formula="of:=IF([.E8]&lt;&gt;&quot;&quot;; [.E8]-[.E34]; &quot;&quot;)">
            <text:p/>
          </table:table-cell>
          <table:table-cell table:formula="of:=IF([.F8]&lt;&gt;&quot;&quot;; [.F8]-[.F3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</text:p>
          </table:table-cell>
          <table:table-cell table:formula="of:=IF([.C9]&lt;&gt;&quot;&quot;; [.C9]-[.C35]; &quot;&quot;)">
            <text:p/>
          </table:table-cell>
          <table:table-cell table:formula="of:=IF([.D9]&lt;&gt;&quot;&quot;; [.D9]-[.D35]; &quot;&quot;)">
            <text:p/>
          </table:table-cell>
          <table:table-cell table:formula="of:=IF([.E9]&lt;&gt;&quot;&quot;; [.E9]-[.E35]; &quot;&quot;)">
            <text:p/>
          </table:table-cell>
          <table:table-cell table:formula="of:=IF([.F9]&lt;&gt;&quot;&quot;; [.F9]-[.F3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2"/>
          <table:table-cell table:style-name="ce6" office:value-type="float" office:value="0.026666667" calcext:value-type="float">
            <text:p>0.026666667</text:p>
          </table:table-cell>
          <table:table-cell table:style-name="ce6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36]; &quot;&quot;)">
            <text:p/>
          </table:table-cell>
          <table:table-cell table:formula="of:=IF([.D10]&lt;&gt;&quot;&quot;; [.D10]-[.D36]; &quot;&quot;)">
            <text:p/>
          </table:table-cell>
          <table:table-cell table:formula="of:=IF([.E10]&lt;&gt;&quot;&quot;; [.E10]-[.E36]; &quot;&quot;)" office:value-type="float" office:value="-0.003333333" calcext:value-type="float">
            <text:p>-0.003333333</text:p>
          </table:table-cell>
          <table:table-cell table:formula="of:=IF([.F10]&lt;&gt;&quot;&quot;; [.F10]-[.F3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style-name="ce5"/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-0.013333333" calcext:value-type="float">
            <text:p>-0.013333333</text:p>
          </table:table-cell>
          <table:table-cell table:style-name="ce5"/>
          <table:table-cell/>
          <table:table-cell table:style-name="ce7" office:value-type="string" calcext:value-type="string">
            <text:p>F_080_Gigantic</text:p>
          </table:table-cell>
          <table:table-cell table:formula="of:=IF([.C11]&lt;&gt;&quot;&quot;; [.C11]-[.C37]; &quot;&quot;)">
            <text:p/>
          </table:table-cell>
          <table:table-cell table:formula="of:=IF([.D11]&lt;&gt;&quot;&quot;; [.D11]-[.D37]; &quot;&quot;)" office:value-type="float" office:value="0" calcext:value-type="float">
            <text:p>0</text:p>
          </table:table-cell>
          <table:table-cell table:formula="of:=IF([.E11]&lt;&gt;&quot;&quot;; [.E11]-[.E37]; &quot;&quot;)" office:value-type="float" office:value="-0.003333333" calcext:value-type="float">
            <text:p>-0.003333333</text:p>
          </table:table-cell>
          <table:table-cell table:formula="of:=IF([.F11]&lt;&gt;&quot;&quot;; [.F11]-[.F3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/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-0.013333333" calcext:value-type="float">
            <text:p>-0.013333333</text:p>
          </table:table-cell>
          <table:table-cell table:style-name="ce6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38]; &quot;&quot;)">
            <text:p/>
          </table:table-cell>
          <table:table-cell table:formula="of:=IF([.D12]&lt;&gt;&quot;&quot;; [.D12]-[.D38]; &quot;&quot;)" office:value-type="float" office:value="0" calcext:value-type="float">
            <text:p>0</text:p>
          </table:table-cell>
          <table:table-cell table:formula="of:=IF([.E12]&lt;&gt;&quot;&quot;; [.E12]-[.E38]; &quot;&quot;)" office:value-type="float" office:value="-0.003333333" calcext:value-type="float">
            <text:p>-0.003333333</text:p>
          </table:table-cell>
          <table:table-cell table:formula="of:=IF([.F12]&lt;&gt;&quot;&quot;; [.F12]-[.F3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style-name="ce5"/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036666667" calcext:value-type="float">
            <text:p>0.036666667</text:p>
          </table:table-cell>
          <table:table-cell table:style-name="ce5"/>
          <table:table-cell/>
          <table:table-cell table:style-name="ce7" office:value-type="string" calcext:value-type="string">
            <text:p>F_100_Gelatinous</text:p>
          </table:table-cell>
          <table:table-cell table:formula="of:=IF([.C13]&lt;&gt;&quot;&quot;; [.C13]-[.C39]; &quot;&quot;)">
            <text:p/>
          </table:table-cell>
          <table:table-cell table:formula="of:=IF([.D13]&lt;&gt;&quot;&quot;; [.D13]-[.D39]; &quot;&quot;)" office:value-type="float" office:value="0" calcext:value-type="float">
            <text:p>0</text:p>
          </table:table-cell>
          <table:table-cell table:formula="of:=IF([.E13]&lt;&gt;&quot;&quot;; [.E13]-[.E39]; &quot;&quot;)" office:value-type="float" office:value="-0.003333333" calcext:value-type="float">
            <text:p>-0.003333333</text:p>
          </table:table-cell>
          <table:table-cell table:formula="of:=IF([.F13]&lt;&gt;&quot;&quot;; [.F13]-[.F3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office:value-type="float" office:value="-0.233333333" calcext:value-type="float">
            <text:p>-0.23333333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/>
          <table:table-cell table:style-name="ce8" office:value-type="string" calcext:value-type="string">
            <text:p>M_005_Thick</text:p>
          </table:table-cell>
          <table:table-cell table:formula="of:=IF([.C14]&lt;&gt;&quot;&quot;; [.C14]-[.C40]; &quot;&quot;)" office:value-type="float" office:value="-0.116666666" calcext:value-type="float">
            <text:p>-0.116666666</text:p>
          </table:table-cell>
          <table:table-cell table:formula="of:=IF([.D14]&lt;&gt;&quot;&quot;; [.D14]-[.D40]; &quot;&quot;)" office:value-type="float" office:value="0" calcext:value-type="float">
            <text:p>0</text:p>
          </table:table-cell>
          <table:table-cell table:formula="of:=IF([.E14]&lt;&gt;&quot;&quot;; [.E14]-[.E40]; &quot;&quot;)" office:value-type="float" office:value="-0.01" calcext:value-type="float">
            <text:p>-0.01</text:p>
          </table:table-cell>
          <table:table-cell table:formula="of:=IF([.F14]&lt;&gt;&quot;&quot;; [.F14]-[.F40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14:.I25])/COUNTIF([.I14:.I25]; &quot;&lt;&gt;&quot;&amp;&quot;&quot;)" office:value-type="float" office:value="-0.116666666" calcext:value-type="float">
            <text:p>-0.116666666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style-name="ce5" office:value-type="float" office:value="-0.233333333" calcext:value-type="float">
            <text:p>-0.23333333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3" calcext:value-type="float">
            <text:p>0.03</text:p>
          </table:table-cell>
          <table:table-cell table:style-name="ce5"/>
          <table:table-cell/>
          <table:table-cell table:style-name="ce8" office:value-type="string" calcext:value-type="string">
            <text:p>M_006_Chonky</text:p>
          </table:table-cell>
          <table:table-cell table:formula="of:=IF([.C15]&lt;&gt;&quot;&quot;; [.C15]-[.C41]; &quot;&quot;)" office:value-type="float" office:value="-0.116666666" calcext:value-type="float">
            <text:p>-0.116666666</text:p>
          </table:table-cell>
          <table:table-cell table:formula="of:=IF([.D15]&lt;&gt;&quot;&quot;; [.D15]-[.D41]; &quot;&quot;)" office:value-type="float" office:value="0" calcext:value-type="float">
            <text:p>0</text:p>
          </table:table-cell>
          <table:table-cell table:formula="of:=IF([.E15]&lt;&gt;&quot;&quot;; [.E15]-[.E41]; &quot;&quot;)" office:value-type="float" office:value="-0.01" calcext:value-type="float">
            <text:p>-0.01</text:p>
          </table:table-cell>
          <table:table-cell table:formula="of:=IF([.F15]&lt;&gt;&quot;&quot;; [.F15]-[.F41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14:.J25])/COUNTIF([.J14:.J25]; &quot;&lt;&gt;&quot;&amp;&quot;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office:value-type="float" office:value="-0.193333333" calcext:value-type="float">
            <text:p>-0.193333333</text:p>
          </table:table-cell>
          <table:table-cell table:style-name="ce6" table:number-columns-repeated="3"/>
          <table:table-cell/>
          <table:table-cell table:style-name="ce8" office:value-type="string" calcext:value-type="string">
            <text:p>M_010_Chubby</text:p>
          </table:table-cell>
          <table:table-cell table:formula="of:=IF([.C16]&lt;&gt;&quot;&quot;; [.C16]-[.C42]; &quot;&quot;)" office:value-type="float" office:value="-0.116666666" calcext:value-type="float">
            <text:p>-0.116666666</text:p>
          </table:table-cell>
          <table:table-cell table:formula="of:=IF([.D16]&lt;&gt;&quot;&quot;; [.D16]-[.D42]; &quot;&quot;)">
            <text:p/>
          </table:table-cell>
          <table:table-cell table:formula="of:=IF([.E16]&lt;&gt;&quot;&quot;; [.E16]-[.E42]; &quot;&quot;)">
            <text:p/>
          </table:table-cell>
          <table:table-cell table:formula="of:=IF([.F16]&lt;&gt;&quot;&quot;; [.F16]-[.F42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14:.K25])/COUNTIF([.K14:.K25]; &quot;&lt;&gt;&quot;&amp;&quot;&quot;)" office:value-type="float" office:value="-0.01" calcext:value-type="float">
            <text:p>-0.01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style-name="ce5" office:value-type="float" office:value="-0.033333333" calcext:value-type="float">
            <text:p>-0.033333333</text:p>
          </table:table-cell>
          <table:table-cell table:style-name="ce5" table:number-columns-repeated="3"/>
          <table:table-cell/>
          <table:table-cell table:style-name="ce8" office:value-type="string" calcext:value-type="string">
            <text:p>M_020_Corpulent</text:p>
          </table:table-cell>
          <table:table-cell table:formula="of:=IF([.C17]&lt;&gt;&quot;&quot;; [.C17]-[.C43]; &quot;&quot;)" office:value-type="float" office:value="-0.116666666" calcext:value-type="float">
            <text:p>-0.116666666</text:p>
          </table:table-cell>
          <table:table-cell table:formula="of:=IF([.D17]&lt;&gt;&quot;&quot;; [.D17]-[.D43]; &quot;&quot;)">
            <text:p/>
          </table:table-cell>
          <table:table-cell table:style-name="ce11" table:formula="of:=IF([.E17]&lt;&gt;&quot;&quot;; [.E17]-[.E43]; &quot;&quot;)">
            <text:p/>
          </table:table-cell>
          <table:table-cell table:formula="of:=IF([.F17]&lt;&gt;&quot;&quot;; [.F17]-[.F43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14:.L25])/COUNTIF([.L14:.L25]; &quot;&lt;&gt;&quot;&amp;&quot;&quot;)" office:value-type="float" office:value="0.064166667" calcext:value-type="float">
            <text:p>0.064166667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18]&lt;&gt;&quot;&quot;; [.C18]-[.C44]; &quot;&quot;)">
            <text:p/>
          </table:table-cell>
          <table:table-cell table:formula="of:=IF([.D18]&lt;&gt;&quot;&quot;; [.D18]-[.D44]; &quot;&quot;)">
            <text:p/>
          </table:table-cell>
          <table:table-cell table:style-name="ce11" table:formula="of:=IF([.E18]&lt;&gt;&quot;&quot;; [.E18]-[.E44]; &quot;&quot;)">
            <text:p/>
          </table:table-cell>
          <table:table-cell table:formula="of:=IF([.F18]&lt;&gt;&quot;&quot;; [.F18]-[.F4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</text:p>
          </table:table-cell>
          <table:table-cell table:formula="of:=IF([.C19]&lt;&gt;&quot;&quot;; [.C19]-[.C45]; &quot;&quot;)">
            <text:p/>
          </table:table-cell>
          <table:table-cell table:formula="of:=IF([.D19]&lt;&gt;&quot;&quot;; [.D19]-[.D45]; &quot;&quot;)">
            <text:p/>
          </table:table-cell>
          <table:table-cell table:style-name="ce11" table:formula="of:=IF([.E19]&lt;&gt;&quot;&quot;; [.E19]-[.E45]; &quot;&quot;)">
            <text:p/>
          </table:table-cell>
          <table:table-cell table:style-name="ce11" table:formula="of:=IF([.F19]&lt;&gt;&quot;&quot;; [.F19]-[.F4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416666667" calcext:value-type="float">
            <text:p>0.416666667</text:p>
          </table:table-cell>
          <table:table-cell/>
          <table:table-cell table:style-name="ce8" office:value-type="string" calcext:value-type="string">
            <text:p>M_050_MorbidlyObese</text:p>
          </table:table-cell>
          <table:table-cell table:formula="of:=IF([.C20]&lt;&gt;&quot;&quot;; [.C20]-[.C46]; &quot;&quot;)">
            <text:p/>
          </table:table-cell>
          <table:table-cell table:formula="of:=IF([.D20]&lt;&gt;&quot;&quot;; [.D20]-[.D46]; &quot;&quot;)">
            <text:p/>
          </table:table-cell>
          <table:table-cell table:style-name="ce11" table:formula="of:=IF([.E20]&lt;&gt;&quot;&quot;; [.E20]-[.E46]; &quot;&quot;)" office:value-type="float" office:value="-0.01" calcext:value-type="float">
            <text:p>-0.01</text:p>
          </table:table-cell>
          <table:table-cell table:formula="of:=IF([.F20]&lt;&gt;&quot;&quot;; [.F20]-[.F46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style-name="ce5" table:number-columns-repeated="2"/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0.526666667" calcext:value-type="float">
            <text:p>0.526666667</text:p>
          </table:table-cell>
          <table:table-cell/>
          <table:table-cell table:style-name="ce8" office:value-type="string" calcext:value-type="string">
            <text:p>M_060_Lardy</text:p>
          </table:table-cell>
          <table:table-cell table:formula="of:=IF([.C21]&lt;&gt;&quot;&quot;; [.C21]-[.C47]; &quot;&quot;)">
            <text:p/>
          </table:table-cell>
          <table:table-cell table:formula="of:=IF([.D21]&lt;&gt;&quot;&quot;; [.D21]-[.D47]; &quot;&quot;)">
            <text:p/>
          </table:table-cell>
          <table:table-cell table:style-name="ce11" table:formula="of:=IF([.E21]&lt;&gt;&quot;&quot;; [.E21]-[.E47]; &quot;&quot;)" office:value-type="float" office:value="-0.01" calcext:value-type="float">
            <text:p>-0.01</text:p>
          </table:table-cell>
          <table:table-cell table:formula="of:=IF([.F21]&lt;&gt;&quot;&quot;; [.F21]-[.F47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2"/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326666667" calcext:value-type="float">
            <text:p>0.326666667</text:p>
          </table:table-cell>
          <table:table-cell/>
          <table:table-cell table:style-name="ce8" office:value-type="string" calcext:value-type="string">
            <text:p>M_070_Enormous</text:p>
          </table:table-cell>
          <table:table-cell table:formula="of:=IF([.C22]&lt;&gt;&quot;&quot;; [.C22]-[.C48]; &quot;&quot;)">
            <text:p/>
          </table:table-cell>
          <table:table-cell table:formula="of:=IF([.D22]&lt;&gt;&quot;&quot;; [.D22]-[.D48]; &quot;&quot;)">
            <text:p/>
          </table:table-cell>
          <table:table-cell table:style-name="ce11" table:formula="of:=IF([.E22]&lt;&gt;&quot;&quot;; [.E22]-[.E48]; &quot;&quot;)" office:value-type="float" office:value="-0.01" calcext:value-type="float">
            <text:p>-0.01</text:p>
          </table:table-cell>
          <table:table-cell table:formula="of:=IF([.F22]&lt;&gt;&quot;&quot;; [.F22]-[.F48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style-name="ce5"/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086666667" calcext:value-type="float">
            <text:p>0.086666667</text:p>
          </table:table-cell>
          <table:table-cell/>
          <table:table-cell table:style-name="ce8" office:value-type="string" calcext:value-type="string">
            <text:p>M_080_Gigantic</text:p>
          </table:table-cell>
          <table:table-cell table:formula="of:=IF([.C23]&lt;&gt;&quot;&quot;; [.C23]-[.C49]; &quot;&quot;)">
            <text:p/>
          </table:table-cell>
          <table:table-cell table:formula="of:=IF([.D23]&lt;&gt;&quot;&quot;; [.D23]-[.D49]; &quot;&quot;)" office:value-type="float" office:value="0" calcext:value-type="float">
            <text:p>0</text:p>
          </table:table-cell>
          <table:table-cell table:formula="of:=IF([.E23]&lt;&gt;&quot;&quot;; [.E23]-[.E49]; &quot;&quot;)" office:value-type="float" office:value="-0.01" calcext:value-type="float">
            <text:p>-0.01</text:p>
          </table:table-cell>
          <table:table-cell table:formula="of:=IF([.F23]&lt;&gt;&quot;&quot;; [.F23]-[.F49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/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-0.05" calcext:value-type="float">
            <text:p>-0.05</text:p>
          </table:table-cell>
          <table:table-cell table:style-name="ce6" office:value-type="float" office:value="0.486666667" calcext:value-type="float">
            <text:p>0.486666667</text:p>
          </table:table-cell>
          <table:table-cell/>
          <table:table-cell table:style-name="ce8" office:value-type="string" calcext:value-type="string">
            <text:p>M_090_Titanic</text:p>
          </table:table-cell>
          <table:table-cell table:formula="of:=IF([.C24]&lt;&gt;&quot;&quot;; [.C24]-[.C50]; &quot;&quot;)">
            <text:p/>
          </table:table-cell>
          <table:table-cell table:formula="of:=IF([.D24]&lt;&gt;&quot;&quot;; [.D24]-[.D50]; &quot;&quot;)" office:value-type="float" office:value="0" calcext:value-type="float">
            <text:p>0</text:p>
          </table:table-cell>
          <table:table-cell table:formula="of:=IF([.E24]&lt;&gt;&quot;&quot;; [.E24]-[.E50]; &quot;&quot;)" office:value-type="float" office:value="-0.01" calcext:value-type="float">
            <text:p>-0.01</text:p>
          </table:table-cell>
          <table:table-cell table:formula="of:=IF([.F24]&lt;&gt;&quot;&quot;; [.F24]-[.F50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style-name="ce5"/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273333333" calcext:value-type="float">
            <text:p>-0.273333333</text:p>
          </table:table-cell>
          <table:table-cell/>
          <table:table-cell table:style-name="ce8" office:value-type="string" calcext:value-type="string">
            <text:p>M_100_Gelatinous</text:p>
          </table:table-cell>
          <table:table-cell table:formula="of:=IF([.C25]&lt;&gt;&quot;&quot;; [.C25]-[.C51]; &quot;&quot;)">
            <text:p/>
          </table:table-cell>
          <table:table-cell table:formula="of:=IF([.D25]&lt;&gt;&quot;&quot;; [.D25]-[.D51]; &quot;&quot;)" office:value-type="float" office:value="0" calcext:value-type="float">
            <text:p>0</text:p>
          </table:table-cell>
          <table:table-cell table:formula="of:=IF([.E25]&lt;&gt;&quot;&quot;; [.E25]-[.E51]; &quot;&quot;)" office:value-type="float" office:value="-0.01" calcext:value-type="float">
            <text:p>-0.01</text:p>
          </table:table-cell>
          <table:table-cell table:formula="of:=IF([.F25]&lt;&gt;&quot;&quot;; [.F25]-[.F51]; &quot;&quot;)" office:value-type="float" office:value="0.064166667" calcext:value-type="float">
            <text:p>0.0641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28]+[.$O$2]" office:value-type="float" office:value="-0.28" calcext:value-type="float">
            <text:p>-0.28</text:p>
          </table:table-cell>
          <table:table-cell table:formula="of:=[.D28]+[.$O$3]" office:value-type="float" office:value="0.16" calcext:value-type="float">
            <text:p>0.16</text:p>
          </table:table-cell>
          <table:table-cell table:formula="of:=[.E28]+[.$O$4]" office:value-type="float" office:value="0.016666667" calcext:value-type="float">
            <text:p>0.016666667</text:p>
          </table:table-cell>
          <table:table-cell table:formula="of:=[.F28]+[.$O$5]" office:value-type="float" office:value="0.313333333" calcext:value-type="float">
            <text:p>0.31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29]+[.$O$2]" office:value-type="float" office:value="-0.23" calcext:value-type="float">
            <text:p>-0.23</text:p>
          </table:table-cell>
          <table:table-cell table:formula="of:=[.D29]+[.$O$3]" office:value-type="float" office:value="0.17" calcext:value-type="float">
            <text:p>0.17</text:p>
          </table:table-cell>
          <table:table-cell table:formula="of:=[.E29]+[.$O$4]" office:value-type="float" office:value="0.026666667" calcext:value-type="float">
            <text:p>0.026666667</text:p>
          </table:table-cell>
          <table:table-cell table:formula="of:=[.F29]+[.$O$5]" office:value-type="float" office:value="0.313333333" calcext:value-type="float">
            <text:p>0.31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30]+[.$O$2]" office:value-type="float" office:value="-0.16" calcext:value-type="float">
            <text:p>-0.16</text:p>
          </table:table-cell>
          <table:table-cell table:formula="of:=[.D30]+[.$O$3]" office:value-type="float" office:value="0.18" calcext:value-type="float">
            <text:p>0.18</text:p>
          </table:table-cell>
          <table:table-cell table:formula="of:=[.E30]+[.$O$4]" office:value-type="float" office:value="0.006666667" calcext:value-type="float">
            <text:p>0.006666667</text:p>
          </table:table-cell>
          <table:table-cell table:formula="of:=[.F30]+[.$O$5]" office:value-type="float" office:value="0.283333333" calcext:value-type="float">
            <text:p>0.28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31]+[.$O$2]" office:value-type="float" office:value="-0.04" calcext:value-type="float">
            <text:p>-0.04</text:p>
          </table:table-cell>
          <table:table-cell table:formula="of:=[.D31]+[.$O$3]" office:value-type="float" office:value="0.23" calcext:value-type="float">
            <text:p>0.23</text:p>
          </table:table-cell>
          <table:table-cell table:formula="of:=[.E31]+[.$O$4]" office:value-type="float" office:value="0.006666667" calcext:value-type="float">
            <text:p>0.006666667</text:p>
          </table:table-cell>
          <table:table-cell table:formula="of:=[.F31]+[.$O$5]" office:value-type="float" office:value="0.303333333" calcext:value-type="float">
            <text:p>0.30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32]+[.$O$2]" office:value-type="float" office:value="0.02" calcext:value-type="float">
            <text:p>0.02</text:p>
          </table:table-cell>
          <table:table-cell table:formula="of:=[.D32]+[.$O$3]" office:value-type="float" office:value="0.3" calcext:value-type="float">
            <text:p>0.3</text:p>
          </table:table-cell>
          <table:table-cell table:formula="of:=[.E32]+[.$O$4]" office:value-type="float" office:value="0.026666667" calcext:value-type="float">
            <text:p>0.026666667</text:p>
          </table:table-cell>
          <table:table-cell table:formula="of:=[.F32]+[.$O$5]" office:value-type="float" office:value="0.363333333" calcext:value-type="float">
            <text:p>0.36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33]+[.$O$2]" office:value-type="float" office:value="0.06" calcext:value-type="float">
            <text:p>0.06</text:p>
          </table:table-cell>
          <table:table-cell table:formula="of:=[.D33]+[.$O$3]" office:value-type="float" office:value="0.41" calcext:value-type="float">
            <text:p>0.41</text:p>
          </table:table-cell>
          <table:table-cell table:formula="of:=[.E33]+[.$O$4]" office:value-type="float" office:value="0.026666667" calcext:value-type="float">
            <text:p>0.026666667</text:p>
          </table:table-cell>
          <table:table-cell table:formula="of:=[.F33]+[.$O$5]" office:value-type="float" office:value="0.373333333" calcext:value-type="float">
            <text:p>0.37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34]+[.$O$2]" office:value-type="float" office:value="0.25" calcext:value-type="float">
            <text:p>0.25</text:p>
          </table:table-cell>
          <table:table-cell table:formula="of:=[.D34]+[.$O$3]" office:value-type="float" office:value="0.42" calcext:value-type="float">
            <text:p>0.42</text:p>
          </table:table-cell>
          <table:table-cell table:formula="of:=[.E34]+[.$O$4]" office:value-type="float" office:value="-0.003333333" calcext:value-type="float">
            <text:p>-0.003333333</text:p>
          </table:table-cell>
          <table:table-cell table:formula="of:=[.F34]+[.$O$5]" office:value-type="float" office:value="0.343333333" calcext:value-type="float">
            <text:p>0.34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35]+[.$O$2]" office:value-type="float" office:value="0.15" calcext:value-type="float">
            <text:p>0.15</text:p>
          </table:table-cell>
          <table:table-cell table:formula="of:=[.D35]+[.$O$3]" office:value-type="float" office:value="0.51" calcext:value-type="float">
            <text:p>0.51</text:p>
          </table:table-cell>
          <table:table-cell table:formula="of:=[.E35]+[.$O$4]" office:value-type="float" office:value="-0.003333333" calcext:value-type="float">
            <text:p>-0.003333333</text:p>
          </table:table-cell>
          <table:table-cell table:formula="of:=[.F35]+[.$O$5]" office:value-type="float" office:value="0.513333333" calcext:value-type="float">
            <text:p>0.51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36]+[.$O$2]" office:value-type="float" office:value="0.53" calcext:value-type="float">
            <text:p>0.53</text:p>
          </table:table-cell>
          <table:table-cell table:formula="of:=[.D36]+[.$O$3]" office:value-type="float" office:value="0.31" calcext:value-type="float">
            <text:p>0.31</text:p>
          </table:table-cell>
          <table:table-cell table:formula="of:=[.E36]+[.$O$4]" office:value-type="float" office:value="0.026666667" calcext:value-type="float">
            <text:p>0.026666667</text:p>
          </table:table-cell>
          <table:table-cell table:formula="of:=[.F36]+[.$O$5]" office:value-type="float" office:value="0.363333333" calcext:value-type="float">
            <text:p>0.36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37]+[.$O$2]" office:value-type="float" office:value="0.53" calcext:value-type="float">
            <text:p>0.53</text:p>
          </table:table-cell>
          <table:table-cell table:formula="of:=[.D37]+[.$O$3]" office:value-type="float" office:value="0.37" calcext:value-type="float">
            <text:p>0.37</text:p>
          </table:table-cell>
          <table:table-cell table:formula="of:=[.E37]+[.$O$4]" office:value-type="float" office:value="-0.013333333" calcext:value-type="float">
            <text:p>-0.013333333</text:p>
          </table:table-cell>
          <table:table-cell table:formula="of:=[.F37]+[.$O$5]" office:value-type="float" office:value="0.353333333" calcext:value-type="float">
            <text:p>0.35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38]+[.$O$2]" office:value-type="float" office:value="0.53" calcext:value-type="float">
            <text:p>0.53</text:p>
          </table:table-cell>
          <table:table-cell table:formula="of:=[.D38]+[.$O$3]" office:value-type="float" office:value="0.37" calcext:value-type="float">
            <text:p>0.37</text:p>
          </table:table-cell>
          <table:table-cell table:formula="of:=[.E38]+[.$O$4]" office:value-type="float" office:value="-0.013333333" calcext:value-type="float">
            <text:p>-0.013333333</text:p>
          </table:table-cell>
          <table:table-cell table:formula="of:=[.F38]+[.$O$5]" office:value-type="float" office:value="0.503333333" calcext:value-type="float">
            <text:p>0.50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39]+[.$O$2]" office:value-type="float" office:value="0.53" calcext:value-type="float">
            <text:p>0.53</text:p>
          </table:table-cell>
          <table:table-cell table:formula="of:=[.D39]+[.$O$3]" office:value-type="float" office:value="0.37" calcext:value-type="float">
            <text:p>0.37</text:p>
          </table:table-cell>
          <table:table-cell table:formula="of:=[.E39]+[.$O$4]" office:value-type="float" office:value="0.036666667" calcext:value-type="float">
            <text:p>0.036666667</text:p>
          </table:table-cell>
          <table:table-cell table:formula="of:=[.F39]+[.$O$5]" office:value-type="float" office:value="-0.166666667" calcext:value-type="float">
            <text:p>-0.1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16666667" calcext:value-type="float">
            <text:p>-0.11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40]+[.$O$14]" office:value-type="float" office:value="-0.233333333" calcext:value-type="float">
            <text:p>-0.233333333</text:p>
          </table:table-cell>
          <table:table-cell table:formula="of:=[.D40]+[.$O$15]" office:value-type="float" office:value="0.1" calcext:value-type="float">
            <text:p>0.1</text:p>
          </table:table-cell>
          <table:table-cell table:formula="of:=[.E40]+[.$O$16]" office:value-type="float" office:value="0.01" calcext:value-type="float">
            <text:p>0.01</text:p>
          </table:table-cell>
          <table:table-cell table:formula="of:=[.F40]+[.$O$17]" office:value-type="float" office:value="0.246666667" calcext:value-type="float">
            <text:p>0.24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16666667" calcext:value-type="float">
            <text:p>-0.11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41]+[.$O$14]" office:value-type="float" office:value="-0.233333333" calcext:value-type="float">
            <text:p>-0.233333333</text:p>
          </table:table-cell>
          <table:table-cell table:formula="of:=[.D41]+[.$O$15]" office:value-type="float" office:value="0.06" calcext:value-type="float">
            <text:p>0.06</text:p>
          </table:table-cell>
          <table:table-cell table:formula="of:=[.E41]+[.$O$16]" office:value-type="float" office:value="0.03" calcext:value-type="float">
            <text:p>0.03</text:p>
          </table:table-cell>
          <table:table-cell table:formula="of:=[.F41]+[.$O$17]" office:value-type="float" office:value="0.276666667" calcext:value-type="float">
            <text:p>0.27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76666667" calcext:value-type="float">
            <text:p>-0.07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42]+[.$O$14]" office:value-type="float" office:value="-0.193333333" calcext:value-type="float">
            <text:p>-0.193333333</text:p>
          </table:table-cell>
          <table:table-cell table:formula="of:=[.D42]+[.$O$15]" office:value-type="float" office:value="0.06" calcext:value-type="float">
            <text:p>0.06</text:p>
          </table:table-cell>
          <table:table-cell table:formula="of:=[.E42]+[.$O$16]" office:value-type="float" office:value="0.01" calcext:value-type="float">
            <text:p>0.01</text:p>
          </table:table-cell>
          <table:table-cell table:formula="of:=[.F42]+[.$O$17]" office:value-type="float" office:value="0.136666667" calcext:value-type="float">
            <text:p>0.13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83333333" calcext:value-type="float">
            <text:p>0.08333333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43]+[.$O$14]" office:value-type="float" office:value="-0.033333333" calcext:value-type="float">
            <text:p>-0.033333333</text:p>
          </table:table-cell>
          <table:table-cell table:formula="of:=[.D43]+[.$O$15]" office:value-type="float" office:value="0.14" calcext:value-type="float">
            <text:p>0.14</text:p>
          </table:table-cell>
          <table:table-cell table:formula="of:=[.E43]+[.$O$16]" office:value-type="float" office:value="0.05" calcext:value-type="float">
            <text:p>0.05</text:p>
          </table:table-cell>
          <table:table-cell table:formula="of:=[.F43]+[.$O$17]" office:value-type="float" office:value="0.206666667" calcext:value-type="float">
            <text:p>0.20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3333333" calcext:value-type="float">
            <text:p>0.14333333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44]+[.$O$14]" office:value-type="float" office:value="0.026666667" calcext:value-type="float">
            <text:p>0.026666667</text:p>
          </table:table-cell>
          <table:table-cell table:formula="of:=[.D44]+[.$O$15]" office:value-type="float" office:value="0.19" calcext:value-type="float">
            <text:p>0.19</text:p>
          </table:table-cell>
          <table:table-cell table:formula="of:=[.E44]+[.$O$16]" office:value-type="float" office:value="0.03" calcext:value-type="float">
            <text:p>0.03</text:p>
          </table:table-cell>
          <table:table-cell table:formula="of:=[.F44]+[.$O$17]" office:value-type="float" office:value="0.206666667" calcext:value-type="float">
            <text:p>0.20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3333333" calcext:value-type="float">
            <text:p>0.273333333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45]+[.$O$14]" office:value-type="float" office:value="0.156666667" calcext:value-type="float">
            <text:p>0.156666667</text:p>
          </table:table-cell>
          <table:table-cell table:formula="of:=[.D45]+[.$O$15]" office:value-type="float" office:value="0.24" calcext:value-type="float">
            <text:p>0.24</text:p>
          </table:table-cell>
          <table:table-cell table:formula="of:=[.E45]+[.$O$16]" office:value-type="float" office:value="0.03" calcext:value-type="float">
            <text:p>0.03</text:p>
          </table:table-cell>
          <table:table-cell table:formula="of:=[.F45]+[.$O$17]" office:value-type="float" office:value="0.286666667" calcext:value-type="float">
            <text:p>0.28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3333333" calcext:value-type="float">
            <text:p>0.27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46]+[.$O$14]" office:value-type="float" office:value="0.156666667" calcext:value-type="float">
            <text:p>0.156666667</text:p>
          </table:table-cell>
          <table:table-cell table:formula="of:=[.D46]+[.$O$15]" office:value-type="float" office:value="0.35" calcext:value-type="float">
            <text:p>0.35</text:p>
          </table:table-cell>
          <table:table-cell table:formula="of:=[.E46]+[.$O$16]" office:value-type="float" office:value="0.02" calcext:value-type="float">
            <text:p>0.02</text:p>
          </table:table-cell>
          <table:table-cell table:formula="of:=[.F46]+[.$O$17]" office:value-type="float" office:value="0.416666667" calcext:value-type="float">
            <text:p>0.41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47]+[.$O$14]" office:value-type="float" office:value="0.226666667" calcext:value-type="float">
            <text:p>0.226666667</text:p>
          </table:table-cell>
          <table:table-cell table:formula="of:=[.D47]+[.$O$15]" office:value-type="float" office:value="0.49" calcext:value-type="float">
            <text:p>0.49</text:p>
          </table:table-cell>
          <table:table-cell table:formula="of:=[.E47]+[.$O$16]" office:value-type="float" office:value="0.08" calcext:value-type="float">
            <text:p>0.08</text:p>
          </table:table-cell>
          <table:table-cell table:formula="of:=[.F47]+[.$O$17]" office:value-type="float" office:value="0.526666667" calcext:value-type="float">
            <text:p>0.52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48]+[.$O$14]" office:value-type="float" office:value="0.226666667" calcext:value-type="float">
            <text:p>0.226666667</text:p>
          </table:table-cell>
          <table:table-cell table:formula="of:=[.D48]+[.$O$15]" office:value-type="float" office:value="0.36" calcext:value-type="float">
            <text:p>0.36</text:p>
          </table:table-cell>
          <table:table-cell table:formula="of:=[.E48]+[.$O$16]" office:value-type="float" office:value="0.06" calcext:value-type="float">
            <text:p>0.06</text:p>
          </table:table-cell>
          <table:table-cell table:formula="of:=[.F48]+[.$O$17]" office:value-type="float" office:value="0.326666667" calcext:value-type="float">
            <text:p>0.32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49]+[.$O$14]" office:value-type="float" office:value="0.226666667" calcext:value-type="float">
            <text:p>0.226666667</text:p>
          </table:table-cell>
          <table:table-cell table:formula="of:=[.D49]+[.$O$15]" office:value-type="float" office:value="0.36" calcext:value-type="float">
            <text:p>0.36</text:p>
          </table:table-cell>
          <table:table-cell table:formula="of:=[.E49]+[.$O$16]" office:value-type="float" office:value="0.03" calcext:value-type="float">
            <text:p>0.03</text:p>
          </table:table-cell>
          <table:table-cell table:formula="of:=[.F49]+[.$O$17]" office:value-type="float" office:value="0.086666667" calcext:value-type="float">
            <text:p>0.08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50]+[.$O$14]" office:value-type="float" office:value="0.226666667" calcext:value-type="float">
            <text:p>0.226666667</text:p>
          </table:table-cell>
          <table:table-cell table:formula="of:=[.D50]+[.$O$15]" office:value-type="float" office:value="0.36" calcext:value-type="float">
            <text:p>0.36</text:p>
          </table:table-cell>
          <table:table-cell table:formula="of:=[.E50]+[.$O$16]" office:value-type="float" office:value="-0.05" calcext:value-type="float">
            <text:p>-0.05</text:p>
          </table:table-cell>
          <table:table-cell table:formula="of:=[.F50]+[.$O$17]" office:value-type="float" office:value="0.486666667" calcext:value-type="float">
            <text:p>0.48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51]+[.$O$14]" office:value-type="float" office:value="0.226666667" calcext:value-type="float">
            <text:p>0.226666667</text:p>
          </table:table-cell>
          <table:table-cell table:formula="of:=[.D51]+[.$O$15]" office:value-type="float" office:value="0.36" calcext:value-type="float">
            <text:p>0.36</text:p>
          </table:table-cell>
          <table:table-cell table:formula="of:=[.E51]+[.$O$16]" office:value-type="float" office:value="0" calcext:value-type="float">
            <text:p>0</text:p>
          </table:table-cell>
          <table:table-cell table:formula="of:=[.F51]+[.$O$17]" office:value-type="float" office:value="-0.273333333" calcext:value-type="float">
            <text:p>-0.27333333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14:08:47.674000000</dc:date>
    <meta:editing-duration>PT14M16S</meta:editing-duration>
    <meta:editing-cycles>2</meta:editing-cycles>
    <meta:generator>LibreOffice/7.3.3.2$Windows_X86_64 LibreOffice_project/d1d0ea68f081ee2800a922cac8f79445e4603348</meta:generator>
    <meta:document-statistic meta:table-count="1" meta:cell-count="439" meta:object-count="0"/>
  </office:meta>
</office:document-meta>
</file>